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400000154C3AE1CA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.9854in" svg:height="3.011in" draw:z-index="0"><draw:image xlink:href="Pictures/100000000000015400000154C3AE1CA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08:16:12.869720242</meta:creation-date>
    <dc:date>2014-11-06T08:18:31.872668839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4.2$Linux_X86_64 LibreOffice_project/420m0$Build-2</meta:generator>
  </office:meta>
</office:document-meta>
</file>